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Lohit Devanagari2" svg:font-family="'Lohit Devanagari'"/>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Arial Unicode MS'" style:font-family-generic="system" style:font-pitch="variable"/>
    <style:font-face style:name="Ubuntu" svg:font-family="Ubuntu" style:font-pitch="variable"/>
  </office:font-face-decls>
  <office:automatic-styles>
    <style:style style:name="P1" style:family="paragraph" style:parent-style-name="Default_7e_LT_7e_Notizen">
      <style:paragraph-properties fo:margin-left="0.2362in" fo:margin-right="0in" fo:text-indent="-0.2362in" style:auto-text-indent="false" style:writing-mode="lr-tb"/>
      <style:text-properties style:font-name="Ubuntu" fo:font-size="10pt" officeooo:rsid="0016806f" officeooo:paragraph-rsid="0016806f" style:font-size-asian="10pt" style:font-size-complex="10pt"/>
    </style:style>
    <style:style style:name="P2" style:family="paragraph" style:parent-style-name="Default_7e_LT_7e_Notizen">
      <style:paragraph-properties fo:margin-left="0.2362in" fo:margin-right="0in" fo:text-indent="-0.2362in" style:auto-text-indent="false"/>
      <style:text-properties style:font-name="Ubuntu" fo:font-size="10pt" officeooo:rsid="0016806f" officeooo:paragraph-rsid="0016806f" style:font-size-asian="10pt" style:font-size-complex="10pt"/>
    </style:style>
    <style:style style:name="P3" style:family="paragraph" style:parent-style-name="Default_7e_LT_7e_Notizen">
      <style:paragraph-properties fo:margin-left="0in" fo:margin-right="0in" fo:text-indent="0in" style:auto-text-indent="false" style:writing-mode="lr-tb"/>
      <style:text-properties style:font-name="Ubuntu" fo:font-size="10pt" officeooo:rsid="0016806f" officeooo:paragraph-rsid="0016806f" style:font-size-asian="10pt" style:font-size-complex="10pt"/>
    </style:style>
    <style:style style:name="P4" style:family="paragraph" style:parent-style-name="Default_7e_LT_7e_Notizen">
      <style:paragraph-properties fo:margin-left="0in" fo:margin-right="0in" fo:text-indent="0in" style:auto-text-indent="false"/>
      <style:text-properties style:font-name="Ubuntu" fo:font-size="10pt" officeooo:rsid="0016806f" officeooo:paragraph-rsid="0016806f" style:font-size-asian="10pt" style:font-size-complex="10pt"/>
    </style:style>
    <style:style style:name="P5" style:family="paragraph" style:parent-style-name="Default_7e_LT_7e_Notizen">
      <style:paragraph-properties fo:margin-left="0in" fo:margin-right="0in" fo:text-indent="0in" style:auto-text-indent="false" style:writing-mode="lr-tb"/>
      <style:text-properties style:font-name="Ubuntu" fo:font-size="10pt" officeooo:rsid="0016806f" style:font-size-asian="10pt" style:font-size-complex="10pt"/>
    </style:style>
    <style:style style:name="P6" style:family="paragraph" style:parent-style-name="Default_7e_LT_7e_Notizen">
      <style:paragraph-properties fo:margin-left="0.2362in" fo:margin-right="0in" fo:text-indent="-0.2362in" style:auto-text-indent="false" style:writing-mode="lr-tb"/>
      <style:text-properties style:font-name="Ubuntu" fo:font-size="10pt" style:font-size-asian="10pt" style:font-size-complex="10pt"/>
    </style:style>
    <style:style style:name="P7" style:family="paragraph" style:parent-style-name="Default_7e_LT_7e_Notizen">
      <style:paragraph-properties fo:margin-left="0.2362in" fo:margin-right="0in" fo:text-indent="-0.2362in" style:auto-text-indent="false"/>
      <style:text-properties style:font-name="Ubuntu" fo:font-size="10pt" style:font-size-asian="10pt" style:font-size-complex="10pt"/>
    </style:style>
    <style:style style:name="P8" style:family="paragraph" style:parent-style-name="Default_7e_LT_7e_Notizen">
      <style:paragraph-properties fo:margin-left="0in" fo:margin-right="0in" fo:text-indent="0in" style:auto-text-indent="false" style:writing-mode="lr-tb"/>
      <style:text-properties style:font-name="Ubuntu" fo:font-size="10pt" style:font-size-asian="10pt" style:font-size-complex="10pt"/>
    </style:style>
    <style:style style:name="P9" style:family="paragraph" style:parent-style-name="Default_7e_LT_7e_Notizen">
      <style:paragraph-properties fo:margin-left="0in" fo:margin-right="0in" fo:text-indent="0in" style:auto-text-indent="false"/>
      <style:text-properties style:font-name="Ubuntu" fo:font-size="10pt" style:font-size-asian="10pt" style:font-size-complex="10pt"/>
    </style:style>
    <style:style style:name="P10" style:family="paragraph" style:parent-style-name="Default_7e_LT_7e_Notizen">
      <style:paragraph-properties fo:margin-left="0.2362in" fo:margin-right="0in" fo:text-indent="-0.2362in" style:auto-text-indent="false"/>
      <style:text-properties style:font-name="Ubuntu" fo:font-size="10pt" officeooo:paragraph-rsid="0017313d" style:font-size-asian="10pt" style:font-size-complex="10pt"/>
    </style:style>
    <style:style style:name="P11" style:family="paragraph" style:parent-style-name="Standard">
      <style:text-properties style:font-name="Ubuntu" fo:font-size="10pt" officeooo:rsid="0016806f" officeooo:paragraph-rsid="0016806f" style:font-size-asian="10pt" style:font-size-complex="10pt"/>
    </style:style>
    <style:style style:name="P12"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Ubuntu" fo:font-size="10pt" officeooo:rsid="0016806f" officeooo:paragraph-rsid="0016806f" style:font-size-asian="10pt" style:font-size-complex="10pt"/>
    </style:style>
    <style:style style:name="P13" style:family="paragraph" style:parent-style-name="Standard">
      <style:paragraph-properties fo:break-before="page"/>
      <style:text-properties style:font-name="Ubuntu" fo:font-size="10pt" officeooo:rsid="0017313d" officeooo:paragraph-rsid="0017313d" style:font-size-asian="10pt" style:font-size-complex="10pt"/>
    </style:style>
    <style:style style:name="P14" style:family="paragraph" style:parent-style-name="Standard">
      <style:text-properties style:font-name="Ubuntu" fo:font-size="14pt" fo:font-weight="bold" officeooo:rsid="0016806f" officeooo:paragraph-rsid="0016806f" style:font-size-asian="14pt" style:font-weight-asian="bold" style:font-size-complex="14pt" style:font-weight-complex="bold"/>
    </style:style>
    <style:style style:name="T1" style:family="text">
      <style:text-properties officeooo:rsid="001731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WEEK 13 VIDEO 1</text:p>
      <text:p text:style-name="P11"/>
      <text:p text:style-name="P12"/>
      <text:p text:style-name="P11"/>
      <text:p text:style-name="P8">In the last module, you learned how to classify data using the K nearest neighbors approach. KNN is very intuitive, and it often does the job very well. However it has one significant downside, which is that, to classify a new item, you must find its nearest neighbors from amongst all of the training data. This can be quite expensive, both in terms of computation and memory. </text:p>
      <text:p text:style-name="P6"/>
      <text:p text:style-name="P8">This is very different from what we did with linear regression, where to decide the value of a new point, all we needed were the coefficients of the linear model, not the entire data set. </text:p>
      <text:p text:style-name="P6"/>
      <text:p text:style-name="P8">In this module we will start to learn about classification models that involve only a small number of coefficients, like linear regression. The simplest of these models, a direct analog to linear regression but for classification, is called logistic regression. </text:p>
      <text:p text:style-name="P6"/>
      <text:p text:style-name="P8">As we will see, naming it logistic regression as opposed to logistic classification makes sense, since the output of the model will be, not the discrete valued class to which the input belongs, but a continuos-valued probability that it belongs to this or that class. </text:p>
      <text:p text:style-name="P12"/>
      <text:p text:style-name="P11"/>
      <text:p text:style-name="P3">To demonstrate the technique, we will use the iris dataset. This dataset consists of measurement of the lengths and widths of the petals and sepals of 150 iris flowers. You can see here the data in a pandas dataframe. There are 5 columns: the sepal length, sepal width, petal length, petal width, and finally, the species of iris, as an integer 0, 1, or 2. </text:p>
      <text:p text:style-name="P12"/>
      <text:p text:style-name="P11"/>
      <text:p text:style-name="P1"/>
      <text:p text:style-name="P6">Here a 0 stands for the species setosa, a 1 is versicolor, and a 2 is a virginica type iris.</text:p>
      <text:p text:style-name="P6"/>
      <text:p text:style-name="P8">In all of these, the sepal, which is the outer protective part of the flower, is typically wider and longer than the interior petals, which are short and narrow. </text:p>
      <text:p text:style-name="P6"/>
      <text:p text:style-name="P8">Our goal will be to build a model that can classify iris flowers into setosa, versicolor, and virginica, given the sizes of their sepals and petals.</text:p>
      <text:p text:style-name="P5"/>
      <text:p text:style-name="P12"/>
      <text:p text:style-name="P11"/>
      <text:p text:style-name="P3">Let's begin with a simpler problem. Let's see if we can distinguish between virginica and versicolor by their petal length alone. In this plot we see that virginica petals are typically larger than versicolor,</text:p>
      <text:p text:style-name="P12"/>
      <text:p text:style-name="P11"/>
      <text:p text:style-name="P3">and so we might imagine placing a threshold about here at 4.9 cm, and declaring that all flowers with petals larger than that number are classified as virginica, and all smaller are versicolor. Sounds good. Now all we need is a methodology for computing this threshold. </text:p>
      <text:p text:style-name="P12"/>
      <text:p text:style-name="P11"/>
      <text:p text:style-name="P3">Let's try using what we know, which is linear regression. That is, let's find a straight line that minimizes the sum of the squares of the vertical distances from the line to the data. </text:p>
      <text:p text:style-name="P6"/>
      <text:p text:style-name="P8">Then, wherever that line crosses the midpoint between versicolor and virginica, that is where we will place our threshold. </text:p>
      <text:p text:style-name="P8"/>
      <text:p text:style-name="P8">And here is the result. The linear regression line defines a threshold of 4.90 cm.</text:p>
      <text:p text:style-name="P12"/>
      <text:p text:style-name="P11"/>
      <text:p text:style-name="P3">This worked well, but what if now we add an outlier flower to the dataset. If we repeat the computation we get a new threshold of 4.96 which is not too dissimilar from 4.90. But notice also how much the regression line was affected from the green line without the outlier to the red line with the outlier.</text:p>
      <text:p text:style-name="P6"/>
      <text:p text:style-name="P6"><text:soft-page-break/>In other words, the linear regression model is sensitive to outliers. </text:p>
      <text:p text:style-name="P6"/>
      <text:p text:style-name="P8">Logistic regression avoids the problem of sensitivity that we just witnessed with linear regression. Indeed, in this case, the <text:s/>sensitivity of the decision threshold due to the addition of an outlier is one million times smaller with logistic regression than with linear regression. But logistic regression also has another significant advantage which is that it produces a class membership probability instead of a bare decision threshold. We will see how these probabilities can be used to build classification models for more than two categories of objects. </text:p>
      <text:p text:style-name="P11"/>
      <text:p text:style-name="P11"/>
      <text:p text:style-name="P13">WEEK 13 VIDEO 2</text:p>
      <text:p text:style-name="P12"/>
      <text:p text:style-name="P11"/>
      <text:p text:style-name="P3">Imagine now that you had to guess whether an unseen flower was a versicolor or a virginica based only on its petal length. A reasonable way to go about this would be to go back to the dataset and find all flowers with similar petal lengths, and then decide by majority vote.</text:p>
      <text:p text:style-name="P6"/>
      <text:p text:style-name="P6">Here is an illustration of such a strategy.</text:p>
      <text:p text:style-name="P6"><text:s/></text:p>
      <text:p text:style-name="P8">First we grid the petal length space into some <text:s/>number of bins. Then we count the number of each type of flower in each bin. The horizontal pink lines here represent the probability that a flower taken from that bin is virginica. And it is computed as follows: </text:p>
      <text:p text:style-name="P6"/>
      <text:p text:style-name="P8">The probability that the outcome Y equals virginica given that we are sampling from bin i equals the number of virginica flowers in bin i divided by the total number of flowers in bin i. </text:p>
      <text:p text:style-name="P6"/>
      <text:p text:style-name="P8">The probability that the flower is a versicolor is of course just 1 minus this quantity. </text:p>
      <text:p text:style-name="P6"/>
      <text:p text:style-name="P8">As we move from left to right, from smaller to larger petal lengths, we will expect the probability of virginica to rise from zero to one, just as we expect the probability of versicolor to decrease from 1 to 0. </text:p>
      <text:p text:style-name="P6"/>
      <text:p text:style-name="P8">The threshold petal length separating virginica and versicolor flowers should then be placed at the bin corresponding to equal parts of the two flower types. That is, where the probability equals 0.5,</text:p>
      <text:p text:style-name="P12"/>
      <text:p text:style-name="P11"/>
      <text:p text:style-name="P3">We are now going to formalize the example. Instead of the species of flower, we will refer to output class Y. </text:p>
      <text:p text:style-name="P6"/>
      <text:p text:style-name="P6">We will use class names 0 and 1, instead of versicolor and virginica. </text:p>
      <text:p text:style-name="P6"/>
      <text:p text:style-name="P6">And instead of petal length, we will consider some arbitrary feature called capital X. </text:p>
      <text:p text:style-name="P6"/>
      <text:p text:style-name="P8">To derive logistic regression we will begin by assuming that the marginal distribution of X – remember X is akin to the petal length – for each of the classes 0 and 1 are Gaussian. </text:p>
      <text:p text:style-name="P6"/>
      <text:p text:style-name="P8">In formal notation, this means that probability of X given Y=0 is normally distributed with mean mu 0 and variance v0 squared. <text:s/>And the probability of X given Y=1 is normally distributed with mean mu1 and variance v1 squared</text:p>
      <text:p text:style-name="P6"/>
      <text:p text:style-name="P8">Furthermore, we will assume that the two variances are the same: v0 squared equals v1 squared, and we will denote both of them by v squared. </text:p>
      <text:p text:style-name="P6"/>
      <text:p text:style-name="P6">Let's now do the same thing we did before; let's look at a narrow bin and find the probability that the items within that bin are of type 1 </text:p>
      <text:p text:style-name="P12"/>
      <text:p text:style-name="P11"/>
      <text:p text:style-name="P3">This probability will turn out to be very important, so we are going to give it its own symbol sigma. This might be a little confusing because we had previously used sigma for the standard deviation. But the reason will soon become clear. </text:p>
      <text:p text:style-name="P6"/>
      <text:p text:style-name="P8">Alright, just as before, this probability is the ratio of the number of items of class 1 divided by the total number of items. This equals the ratio of the blue shaded area divided by the sum of blue and orange.</text:p>
      <text:p text:style-name="P6"/>
      <text:p text:style-name="P8">if we now divide the numerator and denominator by the blue area, we see that sigma will depend only on the ratio of the two areas: blue divided by orange. </text:p>
      <text:p text:style-name="P6"/>
      <text:p text:style-name="P6">Let’s focus on that term. </text:p>
      <text:p text:style-name="P12"/>
      <text:p text:style-name="P11"/>
      <text:p text:style-name="P4">In fact, this ratio is an important quantity with its own name: the odds ratio. </text:p>
      <text:p text:style-name="P7"/>
      <text:p text:style-name="P9"><text:soft-page-break/>Next we use the assumption that the marginal distributions are gaussian. We plug the formula for the gaussian distribution into the numerator and denominator of the odds ratio, keeping in mind that they have different means, mu0 and mu1</text:p>
      <text:p text:style-name="P7"/>
      <text:p text:style-name="P9">Because the variances were assumed to be the same, they cancel out, and we are left with a single exponential function of the difference between two squares: x minus mu1 squared, and x minus mu0 squared. </text:p>
      <text:p text:style-name="P7"/>
      <text:p text:style-name="P9">After a couple more lines of algebra, we arrive at our conclusion: that the odds ratio is equal to an exponential of a linear function of x.</text:p>
      <text:p text:style-name="P7"/>
      <text:p text:style-name="P9">Well that’s a mouthfull, let’s take a closer look.</text:p>
      <text:p text:style-name="P12"/>
      <text:p text:style-name="P11"/>
      <text:p text:style-name="P4">The odds ratio equals an exponential: e to the minus z where z is a linear function of x with coefficients beta 0 and beta 1. </text:p>
      <text:p text:style-name="P7"/>
      <text:p text:style-name="P9">Furthermore, we can compute these betas from the parameters of the marginal distributions, mu0, mu1, and the common variance v squared. </text:p>
      <text:p text:style-name="P12"/>
      <text:p text:style-name="P11"/>
      <text:p text:style-name="P4">Ok, we can now use this expression for the odds ratio to complete our formula for sigma, and so we get that sigma of x equals 1 over 1 plus e to the minus z, where z equals beta 0 plus beta 1 times x. </text:p>
      <text:p text:style-name="P7"/>
      <text:p text:style-name="P7">This function is known as the sigmoid function, because of its similarity to a letter S. Hence the letter sigma.</text:p>
      <text:p text:style-name="P7">It is also known as the logistic function. </text:p>
      <text:p text:style-name="P12"/>
      <text:p text:style-name="P11"/>
      <text:p text:style-name="P4">Once we have found the particular logistic function that best fits our data, we can then use it to compute the threshold that separates the two classes. </text:p>
      <text:p text:style-name="P7"/>
      <text:p text:style-name="P7">Let’s call this threshold x bar. </text:p>
      <text:p text:style-name="P7"/>
      <text:p text:style-name="P9">As we said before, we choose the threshold such that the probabilities of each class are the same and equal to 0.5, so sigma of x bar must equal 0.5</text:p>
      <text:p text:style-name="P7"/>
      <text:p text:style-name="P7">Plugging this into the formula, we get that z bar must equal 0 since e to the 0 equals 1. </text:p>
      <text:p text:style-name="P7"/>
      <text:p text:style-name="P7">And so beta 0 + beta1 xbar must equal zero, and therefore the threshold xbar equals negative beta 0 over beta 1.</text:p>
      <text:p text:style-name="P12"/>
      <text:p text:style-name="P11"/>
      <text:p text:style-name="P4">Next we will address how to obtain the betas. </text:p>
      <text:p text:style-name="P7"/>
      <text:p text:style-name="P9">We already derived some formulas, but only by making some pretty broad assumption. We assumed not only that the marginals were Gaussian, but also that we know their mean and variance, and that the variances are equal. </text:p>
      <text:p text:style-name="P7"/>
      <text:p text:style-name="P9">We don’t know these quantities, but we can approximate them with the sample means and variances. Let’s call this the approximate solution.</text:p>
      <text:p text:style-name="P7"/>
      <text:p text:style-name="P9">In the real world this approximate solution will take us only so far. We will soon be extending this method to cases where no closed-form solution exists, and we will need a more powerful tool for computing the betas. </text:p>
      <text:p text:style-name="P7"/>
      <text:p text:style-name="P9">For this we will adopt the same approach as we have seen before with other models such as linear regression. That is, we will formulate logistic regression as an optimization problem.</text:p>
      <text:p text:style-name="P7"/>
      <text:p text:style-name="P7">Let’s do that.</text:p>
      <text:p text:style-name="P12"/>
      <text:p text:style-name="P11"/>
      <text:p text:style-name="P3">The cost function that we will use to chose the parameters beta0 and beta1 is the likelihood function.</text:p>
      <text:p text:style-name="P6"/>
      <text:p text:style-name="P6">Here is how it is defined. </text:p>
      <text:p text:style-name="P6"/>
      <text:p text:style-name="P8"><text:soft-page-break/>The likelihood of a set of parameters – in this case beta 0 and beta 1 – is the probability that the dataset that we have observed could have been generated by the model implied by those parameters.</text:p>
      <text:p text:style-name="P6"/>
      <text:p text:style-name="P8">Let’s look at an example. Here we have a dataset with measurements of two classes, green and red. What is the likelihood of this candidate logistic function? </text:p>
      <text:p text:style-name="P6"/>
      <text:p text:style-name="P8">Well, this function implies the green and red marginal distributions that are well to the right of the data the we have. It’s not that it is impossible that this dataset could have arisen from the blue model, it’s just very unlikely. </text:p>
      <text:p text:style-name="P6"/>
      <text:p text:style-name="P6">So this logistic function, parameterized by our candidate beta 0 and beta 1, has a very low likelihood. <text:s/></text:p>
      <text:p text:style-name="P12"/>
      <text:p text:style-name="P3"/>
      <text:p text:style-name="P3">This pink model, on the other hand has a higher likelihood, and our objective will be to find the model with the highest likelihood, given the data.</text:p>
      <text:p text:style-name="P12"/>
      <text:p text:style-name="P11"/>
      <text:p text:style-name="P4">To quantify the likelihood of a candidate beta 0 and beta 1, we take the product of the probabilities of the data samples according to those parameters. </text:p>
      <text:p text:style-name="P7"/>
      <text:p text:style-name="P9">In this example, the probability of the red point of class 1 is sigma and of a green point of class 0 is 1 minus sigma. So we take the product of 1-sigma of xi for all green points, and multiply that by the product of sigma of xi for a red points.</text:p>
      <text:p text:style-name="P7"/>
      <text:p text:style-name="P9">If we assign a class label of zero to green and 1 to red, then we can express this as a single product of 1-sigma(xi) to the 1 minus yi times sigma(xi) to the yi. </text:p>
      <text:p text:style-name="P7"/>
      <text:p text:style-name="P7">Capital N in this formula is the number of samples.</text:p>
      <text:p text:style-name="P7"/>
      <text:p text:style-name="P7">Take a moment with this formula to make sure that you understand why it is true. </text:p>
      <text:p text:style-name="P12"/>
      <text:p text:style-name="P11"/>
      <text:p text:style-name="P4">The next step is to take the logarithm of both sides. This has the beneficial effect of converting the product into a sum, and it has no effect on the result. </text:p>
      <text:p text:style-name="P7"/>
      <text:p text:style-name="P9">Then using the properties of logarithms, and with a couple lines of algebra we get to the final objective function for our optimization</text:p>
      <text:p text:style-name="P7"/>
      <text:p text:style-name="P9">That is the sum over the data of one minus yi time log of 1 minus sigma + yi times log of sigma. </text:p>
      <text:p text:style-name="P12"/>
      <text:p text:style-name="P11"/>
      <text:p text:style-name="P4">This formula is known to information theorists as the cross entropy, or rather the negative of the cross entropy. So we will adopt that name. Instead of maximizing the likelihood, for classification problems we minimize the cross entropy. </text:p>
      <text:p text:style-name="P12"/>
      <text:p text:style-name="P11"/>
      <text:p text:style-name="P4">And here is the complete optimization problem for logistic regression. It reads: find beta 0 and beta 1 that minimize the cross entropy, defined as the negative of this formula involving sigma, where sigma is defined as the logistic function. </text:p>
      <text:p text:style-name="P12"/>
      <text:p text:style-name="P11"/>
      <text:p text:style-name="P4">So to summarize, in this video we have derived a formula for the sigmoid or logistic function which will serve as a basis for simple classification problems. We've posed the problem of selecting the parameters of the model as an optimization problem in which we minimize the cross-entropy.</text:p>
      <text:p text:style-name="P7"/>
      <text:p text:style-name="P9">That’s it for basic logistic regression. In the next couple of videos we will learn about extension of this technique to problems with</text:p>
      <text:p text:style-name="P7"/>
      <text:p text:style-name="P7">a) more than one input or feature and</text:p>
      <text:p text:style-name="P7">b) more than two classes</text:p>
      <text:p text:style-name="P7"/>
      <text:p text:style-name="P7">see you then.</text:p>
      <text:p text:style-name="P13">WEEK 13 VIDEO 3</text:p>
      <text:p text:style-name="P11"/>
      <text:p text:style-name="P3">In the previous video we introduced the logistic regression model for classification problems. </text:p>
      <text:p text:style-name="P6"/>
      <text:p text:style-name="P8">Let’s recall that our original motivation for doing this was to classify iris flowers into three categories according to the length and width of their sepals and petals. </text:p>
      <text:p text:style-name="P6"/>
      <text:p text:style-name="P6">So far however we have only considered classification into two categories according to a single measurement. </text:p>
      <text:p text:style-name="P6"/>
      <text:p text:style-name="P6">In this video we will take the next step, and learn how to incorporate all four measurements into the model. </text:p>
      <text:p text:style-name="P12"/>
      <text:p text:style-name="P11"/>
      <text:p text:style-name="P4">We’ll begin with two features, X1 and X2. </text:p>
      <text:p text:style-name="P7">The dataset is a collection of capital N samples, and each sample has values x1i and x2i, and a categorical value yi.</text:p>
      <text:p text:style-name="P7">We can plot the data in the x1/x2 plane and color each sample according to its category yi. </text:p>
      <text:p text:style-name="P12"/>
      <text:p text:style-name="P11"/>
      <text:p text:style-name="P2">Now consider a new uncategorized sample x shown here as a green dot. </text:p>
      <text:p text:style-name="P7">How shall we decide whether to classify x as orange or blue? </text:p>
      <text:p text:style-name="P9">We can do the same thing as last time: that is, we can draw a small box around the new sample, count the number of blue and orange dots inside the box, and then decide by majority vote.</text:p>
      <text:p text:style-name="P12"/>
      <text:p text:style-name="P11"/>
      <text:p text:style-name="P4">To formalize this strategy, let’s again assume that the marginal distributions of the orange and blue classes are Gaussian and with equal covariance matrices capital Sigma, and furthermore that Sigma is diagonal. </text:p>
      <text:p text:style-name="P12"/>
      <text:p text:style-name="P11"/>
      <text:p text:style-name="P4">The same formula for the log odds from the one-dimensional case still applies here in the two dimensional case, except that now the terms are vector-valued. </text:p>
      <text:p text:style-name="P7"/>
      <text:p text:style-name="P7">The notation for the elements of x, mu1, mu2, and capital sigma are shown here. </text:p>
      <text:p text:style-name="P12"/>
      <text:p text:style-name="P11"/>
      <text:p text:style-name="P4">After some tedious algebra we arrive at this complicated formula for the log odds. </text:p>
      <text:p text:style-name="P10">But the details are not the point here. The point is that the form of the log odds is identical to what we found in the single input case. </text:p>
      <text:p text:style-name="P10">The log odds are again a linear combination of the inputs with an intercept term beta 0 and coefficients beta 1 and beta 2 for the two inputs</text:p>
      <text:p text:style-name="P7">The fact that we made some very unrealistic assumptions to derive this formula is not very important, because we will not use this formula going forward. Again we will rely on the machinery of optimization to find the parameters. </text:p>
      <text:p text:style-name="P9"/>
      <text:p text:style-name="P9">This result gives us a path forward. To add even more input features, all we need to do is add more linear terms to the log odds. </text:p>
      <text:p text:style-name="P12"/>
      <text:p text:style-name="P11"/>
      <text:p text:style-name="P4">And so we arrive at the general statement for two class logistic regression with capital M inputs.</text:p>
      <text:p text:style-name="P7"/>
      <text:p text:style-name="P7">Keep in mind that the random variable X is now multi-dimensional, and lower case x is a vector-valued sample. </text:p>
      <text:p text:style-name="P7"/>
      <text:p text:style-name="P7">The result is that the probability that a sample x is of class Y=1 equals the logistic function, sigma of x, where z is a linear combination of the M features with coefficients beta 0 through beta M.</text:p>
      <text:p text:style-name="P7"/>
      <text:p text:style-name="P9">And the betas are found, just as before, by minimizing the cross-entropy. </text:p>
      <text:p text:style-name="P12"/>
      <text:p text:style-name="P11"/>
      <text:p text:style-name="P4">Next we are going to address a common problem with logistic regression. We will illustrate this in the single feature case, but it shows up with multiple features as well. </text:p>
      <text:p text:style-name="P9"/>
      <text:p text:style-name="P9"><text:soft-page-break/>Imagine you have a dataset where there is no overlap between the two classes. That is, there exists a threshold that exactly splits the data with perfect accuracy. What will the optimization problem do in this case?</text:p>
      <text:p text:style-name="P7"/>
      <text:p text:style-name="P9">Well, let’s consider two candidate solutions: sigma A in pink and sigma B in light blue color.</text:p>
      <text:p text:style-name="P7"/>
      <text:p text:style-name="P9">To evaluate the likelihood of each of these, we need to take the product of the probabilities of each data point, which are the heights of the vertical blue and pink lines in the figure. </text:p>
      <text:p text:style-name="P7"/>
      <text:p text:style-name="P9">And so we see that sigma B must have a higher likelihood than sigma A because in every case the vertical lines are longer. </text:p>
      <text:p text:style-name="P7"/>
      <text:p text:style-name="P9">But we could then take it one step further to a sigma C that is even steeper than sigma B, and then to sigma D, and so forth, ad infinitum. <text:s text:c="2"/></text:p>
      <text:p text:style-name="P12"/>
      <text:p text:style-name="P11"/>
      <text:p text:style-name="P4">In this case, there is no solution to the optimization problem</text:p>
      <text:p text:style-name="P7"/>
      <text:p text:style-name="P9">With each iteration of the optimizer, the coefficients beta0 and beta1 will continue to grow without bound, and the solution will converge toward an infinitely steep step function, like the one indicated here as sigma infintiy</text:p>
      <text:p text:style-name="P7"/>
      <text:p text:style-name="P9">This bad situation was caused by the fact that the data is cleanly separable. And it is unfortunate, because separable data should be the easiest case to solve, and it shouldnt cause the algorithm to explode. </text:p>
      <text:p text:style-name="P7"/>
      <text:p text:style-name="P7">To address this problem, we can add a regularization term to the cost function, to penalize large coefficient values. </text:p>
      <text:p text:style-name="P12"/>
      <text:p text:style-name="P11"/>
      <text:p text:style-name="P4">You’ve already learned about regularization, so I won’t go into it deeply here. </text:p>
      <text:p text:style-name="P7">I will just mention that we can use either L1 regularization or L2 regularization to fix this problem. </text:p>
      <text:p text:style-name="P7"/>
      <text:p text:style-name="P9">Both of these amount to appending a term to the cross entropy cost function. In the L1 or LASSO case it is a sum of the absolute values of the coefficients, and in the L2 or Ridge regression case it is the sum of squares of the coefficients. </text:p>
      <text:p text:style-name="P7"/>
      <text:p text:style-name="P9">The effect in both cases is to limit the size of the betas. </text:p>
      <text:p text:style-name="P7"/>
      <text:p text:style-name="P9">One last note: the regularization parameter in scikitlearn is called “c”, not lambda, and it corresponds to the inverse of lambda. So to increase the strength of the regularization, you actually need to decrease “c”. </text:p>
      <text:p text:style-name="P7"/>
      <text:p text:style-name="P7">In the demo video I will demonstrate how to do this and how to use L1 regularization for feature selection. </text:p>
      <text:p text:style-name="P11"/>
      <text:p text:style-name="P13">WEEK 13 , VIDEO 4</text:p>
      <text:p text:style-name="P11"/>
      <text:p text:style-name="P12"/>
      <text:p text:style-name="P11"/>
      <text:p text:style-name="P4">In the last video we developed the machinery for building logistic regression models that can use any number of features to distinguish between two classes of items. </text:p>
      <text:p text:style-name="P7"/>
      <text:p text:style-name="P7">However most of the interesting problems in the world involve more than two types of things. </text:p>
      <text:p text:style-name="P7">For example we can think about</text:p>
      <text:p text:style-name="P7"/>
      <text:p text:style-name="P7">+ recognizing handwritten digits</text:p>
      <text:p text:style-name="P7">+ predicting customer satisfaction</text:p>
      <text:p text:style-name="P7">+ credit scoring</text:p>
      <text:p text:style-name="P7"/>
      <text:p text:style-name="P7">and many others in medicine, engineering, business, etc. </text:p>
      <text:p text:style-name="P7"/>
      <text:p text:style-name="P9">In this video we will complete the picture of logistic regression by extending our techniques to problems involving more than two classes</text:p>
      <text:p text:style-name="P12"/>
      <text:p text:style-name="P11"/>
      <text:p text:style-name="P11"/>
      <text:p text:style-name="P2">We will cover 3 methods for adapting binary classification models to multi-class problems. </text:p>
      <text:p text:style-name="P7"/>
      <text:p text:style-name="P9">The first two: one-vs-rest and one-vs-one are generic and can be used with other classification models, aside from logistic regression. </text:p>
      <text:p text:style-name="P7"/>
      <text:p text:style-name="P9">One-vs-rest classification requires that the underlying binary classification model must return a continuous probability for the prediction, not simply a binary class assignment. </text:p>
      <text:p text:style-name="P7"/>
      <text:p text:style-name="P9">One-vs-one classification does not have this requirement. It can be used to extend any binary classifier to multi-class problems. </text:p>
      <text:p text:style-name="P7"/>
      <text:p text:style-name="P7">The last approach, multinomial regression, is a generalization of logistic regression to the multi-class case. </text:p>
      <text:p text:style-name="P12"/>
      <text:p text:style-name="P11"/>
      <text:p text:style-name="P4">To illustrate, we will use a 2-dimensional problem with 4 classes. </text:p>
      <text:p text:style-name="P7"/>
      <text:p text:style-name="P7">We will use a capital letter K to denote the number of classes. So in this case, K=4.</text:p>
      <text:p text:style-name="P12"/>
      <text:p text:style-name="P11"/>
      <text:p text:style-name="P4">The one-vs-rest or OVR strategy uses a binary classifier to build K separate models, each one pitting one class against all of the others. </text:p>
      <text:p text:style-name="P12"/>
      <text:p text:style-name="P11"/>
      <text:p text:style-name="P4">The first of these classifiers would be trained to distinguish class 1 from all other classes. Here we show the decision boundary for that model. <text:s/></text:p>
      <text:p text:style-name="P4"/>
      <text:p text:style-name="P9">But what we will actually use from the model is the continuous valued probability of class 1 as a function of x. If the binary classifier is logistic regression, then this will be a logistic function which we denote by sigma 1 of x.</text:p>
      <text:p text:style-name="P12"/>
      <text:p text:style-name="P11"/>
      <text:p text:style-name="P2">The one-vs-rest model consists of the K separate binary classifiers. </text:p>
      <text:p text:style-name="P7"/>
      <text:p text:style-name="P9">To predict the class of a new data point, shown here in green, we simply evaluate each of the binary classifiers and select the one that produces the largest value. </text:p>
      <text:p text:style-name="P7"/>
      <text:p text:style-name="P7">That is, we select the class that the point x is most likely to belong to according to this set of binary classifiers. <text:s/></text:p>
      <text:p text:style-name="P11"/>
      <text:p text:style-name="P11"/>
      <text:p text:style-name="P11"/>
      <text:p text:style-name="P11"/>
      <text:p text:style-name="P12"><text:soft-page-break/></text:p>
      <text:p text:style-name="P4">Here we see the class regions that result from the one-vs-rest approach. Note that the boundaries are linear despite the fact that they were obtained by taking the maximum over sigmoid functions. The one-vs-rest multi-class classifier is therefore a linear classifier. </text:p>
      <text:p text:style-name="P12"/>
      <text:p text:style-name="P4">The ovr approach made use of the probability estimate generated by the binary classifier. </text:p>
      <text:p text:style-name="P7"/>
      <text:p text:style-name="P7">However not all binary classifiers produce a probability estimate. The perceptron, for example, generates a decision boundary, but no probability estimate. </text:p>
      <text:p text:style-name="P9"/>
      <text:p text:style-name="P9">For this type of classifier, we can use the one-vs-one approach. </text:p>
      <text:p text:style-name="P7">In one-vs-one, we run the binary classifier on every pair of classes. So if we have 3 classes we run 1-vs-2, 1-vs-3 and 2-vs-3. </text:p>
      <text:p text:style-name="P7">The total number of executions of the binary classifier is K*(K-1)/2.</text:p>
      <text:p text:style-name="P7">So for four classes we must construct 4*3/2 = 6 binary models</text:p>
      <text:p text:style-name="P7">for 5 classes we must build 5*4/2 = 10 models, etc. </text:p>
      <text:p text:style-name="P12"/>
      <text:p text:style-name="P4">We will focus for now on the simpler case of 3 classes. </text:p>
      <text:p text:style-name="P7">The decision boundaries for the 3 binary classifiers are shown. </text:p>
      <text:p text:style-name="P7">To classify a new data point, we evaluate all three binary classifiers and decide by majority vote. </text:p>
      <text:p text:style-name="P7">In this case, the green sample is regarded as class 3 by two of the models, and as class 1 by the other. Hence it is predicted to be of class 3. </text:p>
      <text:p text:style-name="P12"/>
      <text:p text:style-name="P11"/>
      <text:p text:style-name="P4">These are the class regions created with one-vs-one. </text:p>
      <text:p text:style-name="P7">The boundaries of these regions are boundaries of the binary classifiers. Thus we can conclude that, if the binary classifiers are linear, then the one-vs-one extension will also be linear. </text:p>
      <text:p text:style-name="P7"/>
      <text:p text:style-name="P9">Note though that there is a problem with this picture. The region in the middle is not shaded. This is because the voting in this region resulted in a 3-way tie amongst all of the classes, so the data could not be classified. This is a drawback of the one-vs-one approach. </text:p>
      <text:p text:style-name="P12"/>
      <text:p text:style-name="P11"/>
      <text:p text:style-name="P4">Here are a few pros and cons of these two strategies. </text:p>
      <text:p text:style-name="P7">One-vs-rest has the advantage over one-vs-one that the number of models that need to be trained grows linearly with the number of classes, as opposed to quadratically with one-vs-one.</text:p>
      <text:p text:style-name="P7"/>
      <text:p text:style-name="P7">However the size of the training problems is smaller in one-vs-one by an factor of K-1. </text:p>
      <text:p text:style-name="P7"/>
      <text:p text:style-name="P7">Furthermore each of the model training runs in one-vs-one involves data from a single class at a time, and so the data sets are likely to be more balanced between positive and negative samples than with one-vs-rest. </text:p>
      <text:p text:style-name="P7"/>
      <text:p text:style-name="P7">As we saw, one-vs rest is only possible if the binary classifier returns a probability, whereas one-vs-one can always be used. </text:p>
      <text:p text:style-name="P7"/>
      <text:p text:style-name="P7">And finally one-vs-one has the drawback that it may not be able to classify some data points for which there is no unique winner in the voting process, whereas one-vs-rest does not have this problem. </text:p>
      <text:p text:style-name="P12"/>
      <text:p text:style-name="P11"/>
      <text:p text:style-name="P2">Next we will talk about multinomial regression, which is our most general form of logistic regression. </text:p>
      <text:p text:style-name="P7"/>
      <text:p text:style-name="P7">Multinomial regression is similar to one-vs-rest in that we will calculate a continuous probability for each class, and it is similar to one-vs-one in that each of the models will be trained by comparing one class to just one other. </text:p>
      <text:p text:style-name="P7"/>
      <text:p text:style-name="P7">The derivation begins by specifying a reference class to which all other classes will be compared. We will use class K as the reference, however the result would be the same with any other selection.</text:p>
      <text:p text:style-name="P7"/>
      <text:p text:style-name="P7">Next we build K-1 logistic regression models by comparing each of classes 1 through K-1 to the reference class K. </text:p>
      <text:p text:style-name="P7"/>
      <text:p text:style-name="P7">Let’s begin with the model 1 vs. K.</text:p>
      <text:p text:style-name="P9"><text:soft-page-break/>The trained coefficients beta 1,0 through beta 1,m combine linearly with the features to produce the log odds, which is the logarithm of the probability of class 1 over the probability of class K. </text:p>
      <text:p text:style-name="P7"/>
      <text:p text:style-name="P9">To make the notation simpler, let’s define a vector beta 1 of coefficients for this model and denote the linear combination as negative beta 1 dot x. </text:p>
      <text:p text:style-name="P7"/>
      <text:p text:style-name="P7">Then we can do the same for classes two through K-1. </text:p>
      <text:p text:style-name="P12"/>
      <text:p text:style-name="P11"/>
      <text:p text:style-name="P4">From each of these we can express the probability of the class any kappa as the probability of class K times the exponential of negative beta dot x. </text:p>
      <text:p text:style-name="P7"/>
      <text:p text:style-name="P7">Here kappa is any class 1 to K-1</text:p>
      <text:p text:style-name="P12"/>
      <text:p text:style-name="P11"/>
      <text:p text:style-name="P4">Next we observe that, because the class probabilities must add up to 1, the probability of class K equals 1 minus the sum of probabilities from 1 to K-1. </text:p>
      <text:p text:style-name="P7"/>
      <text:p text:style-name="P7">We can now pluguse in the expression for the probability of class kappa that we just derived and obtain:</text:p>
      <text:p text:style-name="P12"/>
      <text:p text:style-name="P11"/>
      <text:p text:style-name="P4">that the probability of class K equals 1 over 1 + the sum of the odds of all other classes. </text:p>
      <text:p text:style-name="P7">Using this expression we get the probability of the other classes 1 through K-1, as the odds of that class divided by the same denominator. </text:p>
      <text:p text:style-name="P7"/>
      <text:p text:style-name="P7">These are the final formulas for multinomial logistic regression. They may seem complicated at first, but comparing them to the original logistic regression you will see that they are actually a very reasonable generalization. </text:p>
      <text:p text:style-name="P7"/>
      <text:p text:style-name="P7">Furthermore they have solved the problem of multi-class classification in a much more elegant way for logistic regression than was achieved with the generic approaches of one-versus-rest and one-vs-one, since we have obtained explicit formulas for the probabilities with only K-1 binary models. </text:p>
      <text:p text:style-name="P7"/>
      <text:p text:style-name="P7">That’s it for multi-class regression. </text:p>
      <text:p text:style-name="P7"/>
      <text:p text:style-name="P7">In the next video we will learn how to do all of this in code. </text:p>
      <text:p text:style-name="P12"/>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Lohit Devanagari2" svg:font-family="'Lohit Devanagari'"/>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Arial Unicode MS'"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zxx" fo:country="non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zxx" fo:country="non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2" style:font-family-complex="'Lohit Devanagari'" style:language-complex="zxx" style:country-complex="none"/>
    </style:style>
    <style:style style:name="Default_20_Drawing_20_Style" style:display-name="Default Drawing Style"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OpenSymbol" style:font-family-complex="OpenSymbol, 'Arial Unicode M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OpenSymbol" style:font-family-complex="OpenSymbol, 'Arial Unicode M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OpenSymbol" style:font-family-complex="OpenSymbol, 'Arial Unicode M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OpenSymbol" style:font-family-complex="OpenSymbol, 'Arial Unicode M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OpenSymbol" style:font-family-complex="OpenSymbol, 'Arial Unicode M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OpenSymbol" style:font-family-complex="OpenSymbol, 'Arial Unicode M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OpenSymbol" style:font-family-complex="OpenSymbol, 'Arial Unicode M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OpenSymbol" style:font-family-complex="OpenSymbol, 'Arial Unicode M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OpenSymbol" style:font-family-complex="OpenSymbol, 'Arial Unicode M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OpenSymbol" style:font-family-complex="OpenSymbol, 'Arial Unicode M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OpenSymbol" style:font-family-complex="OpenSymbol, 'Arial Unicode M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OpenSymbol" style:font-family-complex="OpenSymbol, 'Arial Unicode M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OpenSymbol" style:font-family-complex="OpenSymbol, 'Arial Unicode M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paragraph" style:default-outline-level="">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OpenSymbol" style:font-family-complex="OpenSymbol, 'Arial Unicode MS'" style:font-family-generic-complex="system" style:font-pitch-complex="variable" style:font-size-complex="12pt"/>
    </style:style>
    <style:style style:name="Numbering_20_Symbols" style:display-name="Numbering Symbols"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OpenSymbol" style:font-family-complex="OpenSymbol, 'Arial Unicode MS'" style:font-family-generic-complex="system" style:font-pitch-complex="variable" style:font-size-complex="12pt"/>
    </style:style>
    <style:style style:name="Default_20_Drawing_20_Style_5f_1" style:display-name="Default Drawing Style_1"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OpenSymbol" style:font-family-complex="OpenSymbol, 'Arial Unicode MS'" style:font-family-generic-complex="system" style:font-pitch-complex="variable" style:font-size-complex="12pt" style:text-emphasiz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272in" fo:margin-bottom="0.5252in" fo:margin-left="0.6445in" fo:margin-right="0.544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7T11:43:54.121909078</meta:creation-date>
    <dc:date>2021-10-17T12:21:00.357907332</dc:date>
    <meta:editing-duration>PT26M20S</meta:editing-duration>
    <meta:editing-cycles>1</meta:editing-cycles>
    <meta:document-statistic meta:table-count="0" meta:image-count="0" meta:object-count="0" meta:page-count="10" meta:paragraph-count="180" meta:word-count="4363" meta:character-count="24605" meta:non-whitespace-character-count="20286"/>
    <meta:generator>LibreOffice/7.2.2.2$Linux_X86_64 LibreOffice_project/20$Build-2</meta:generator>
  </office:meta>
</office:document-meta>
</file>